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910000023095FDED5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Znormalizowana baza danych</text:p>
      <text:p text:style-name="Standard"><draw:frame draw:style-name="fr1" draw:name="Obraz2" text:anchor-type="char" svg:width="17cm" svg:height="10.426cm" draw:z-index="0"><draw:image xlink:href="Pictures/10000201000003910000023095FDED5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30.04.2025</text:p>
        <text:p text:style-name="MP1">Wiktor Dąbrowski</text:p>
        <text:p text:style-name="MP1">Gabriel Gancewsk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6S</meta:editing-duration>
    <meta:editing-cycles>3</meta:editing-cycles>
    <meta:generator>OpenOffice/4.1.15$Win32 OpenOffice.org_project/4115m2$Build-9813</meta:generator>
    <dc:date>2025-05-06T23:47:37.14</dc:date>
    <meta:document-statistic meta:table-count="0" meta:image-count="1" meta:object-count="0" meta:page-count="1" meta:paragraph-count="4" meta:word-count="9" meta:character-count="72"/>
    <dc:creator>Gabriel Gancewski</dc:creator>
    <meta:user-defined meta:name="Info 1"/>
    <meta:user-defined meta:name="Info 2"/>
    <meta:user-defined meta:name="Info 3"/>
    <meta:user-defined meta:name="Info 4"/>
  </office:meta>
</office:document-meta>
</file>